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98pt" style:use-optimal-row-height="true" fo:break-before="auto"/>
    </style:style>
    <style:style style:name="ro6" style:family="table-row">
      <style:table-row-properties style:row-height="70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LSU_1</text:p>
          </table:table-cell>
          <table:table-cell office:value-type="string" table:style-name="ce5">
            <text:p>When the reset is asserted, the outputs <text:s text:c="2"/>should be low</text:p>
          </table:table-cell>
          <table:table-cell office:value-type="string" table:style-name="ce5">
            <text:p>Directed at the start of the simulation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LSU_2</text:p>
          </table:table-cell>
          <table:table-cell office:value-type="string" table:style-name="ce8">
            <text:p>Incase of invalid cases occur, Leds should blink and out bits are set to low,<text:s/></text:p>
          </table:table-cell>
          <table:table-cell office:value-type="string" table:style-name="ce8">
            <text:p>Randomization under constraint where invalid cases shouldn't occur as frequent as valid cas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ALSU_3</text:p>
          </table:table-cell>
          <table:table-cell office:value-type="string" table:style-name="ce8">
            <text:p>Incase of invalid cases do not occur,a and the bypass_A or bypass_B</text:p>
            <text:p>are high then the output will take the value of A or B</text:p>
            <text:p>depending on the parameter INPUT_PRIORITY</text:p>
          </table:table-cell>
          <table:table-cell office:value-type="string" table:style-name="ce8">
            <text:p>Randomization under constraint on bypass ports are disabled most of the time</text:p>
          </table:table-cell>
          <table:table-cell table:number-columns-repeated="2" table:style-name="ce8"/>
          <table:table-cell table:number-columns-repeated="16379"/>
        </table:table-row>
        <table:table-row table:style-name="ro5">
          <table:table-cell office:value-type="string" table:style-name="ce4">
            <text:p>ALSU_4</text:p>
          </table:table-cell>
          <table:table-cell office:value-type="string" table:style-name="ce5">
            <text:p>Incase of invalid cases do not occur, when opcode is ADD, then out should perform the addition on ports A and B taking cin if parameter FULL_ADDER is high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5</text:p>
          </table:table-cell>
          <table:table-cell office:value-type="string" table:style-name="ce5">
            <text:p>Incase of invalid cases do not occur, when opcode is MULT, then out should perform the multiplication on ports A and B<text:s/></text:p>
          </table:table-cell>
          <table:table-cell office:value-type="string" table:style-name="ce5">
            <text:p>Randomization Constraint for adder inputs (A, B) to take the values (MAXPOS, ZERO and MAXNEG)</text:p>
            <text:p>more often than the other values<text:s/>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ALSU_6</text:p>
          </table:table-cell>
          <table:table-cell office:value-type="string" table:style-name="ce5">
            <text:p>Incase of invalid cases do not occur, when opcode is OR, then out should perform the 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7</text:p>
          </table:table-cell>
          <table:table-cell office:value-type="string" table:style-name="ce5">
            <text:p>Incase of invalid cases do not occur, when opcode is OR and <text:s/>if reduction_A or reduction_B is high, then output should perform the reduction 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ALSU_8</text:p>
          </table:table-cell>
          <table:table-cell office:value-type="string" table:style-name="ce5">
            <text:p>Incase of invalid cases do not occur, when opcode is OR, then out should perform the OR operation on ports A and B <text:s/>if reduction_A and reduction_B are low</text:p>
          </table:table-cell>
          <table:table-cell office:value-type="string" table:style-name="ce5">
            <text:p>Randomization without constraint on A or B.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ALSU_9</text:p>
          </table:table-cell>
          <table:table-cell office:value-type="string" table:style-name="ce5">
            <text:p>Incase of invalid cases do not occur, when opcode is XOR and <text:s/>if reduction_A or reduction_B is high, then output should perform the reduction OR operation on ports A or ports B depends on the priority</text:p>
          </table:table-cell>
          <table:table-cell office:value-type="string" table:style-name="ce5">
            <text:p>Randomization uunder the <text:s/>constraint on the input A most of the time</text:p>
            <text:p>to have one bit high in its 3 bits while constraining the B bits to be low if reduction_A is high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0</text:p>
          </table:table-cell>
          <table:table-cell office:value-type="string" table:style-name="ce5">
            <text:p>Incase of invalid cases do not occur, when opcode is SHIFT, then out should be shif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LSU_11</text:p>
          </table:table-cell>
          <table:table-cell office:value-type="string" table:style-name="ce5">
            <text:p>Incase of invalid cases do not occur, when opcode is ROTATE, then out should be rotated by 1 bit depending on direction bit<text:s/></text:p>
          </table:table-cell>
          <table:table-cell office:value-type="string" table:style-name="ce5">
            <text:p>Randomization without constraint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number-rows-repeated="4" table:style-name="ro7">
          <table:table-cell table:number-columns-repeated="16384" table:style-name="ce1"/>
        </table:table-row>
        <table:table-row table:number-rows-repeated="953" table:style-name="ro7">
          <table:table-cell table:style-name="ce7"/>
          <table:table-cell table:number-columns-repeated="4" table:style-name="ce8"/>
          <table:table-cell table:number-columns-repeated="16379"/>
        </table:table-row>
        <table:table-row table:style-name="ro7">
          <table:table-cell table:number-columns-repeated="16384" table:style-name="ce1"/>
        </table:table-row>
        <table:table-row table:number-rows-repeated="104760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Abdelrahman_1899b</dc:creator>
    <dc:date>2026-03-26T12:24:05Z</dc:date>
  </office:meta>
</office:document-meta>
</file>